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446f" officeooo:paragraph-rsid="0010446f"/>
    </style:style>
    <style:style style:name="P2" style:family="paragraph" style:parent-style-name="Standard">
      <style:paragraph-properties fo:text-align="center" style:justify-single-word="false"/>
      <style:text-properties officeooo:rsid="0010446f" officeooo:paragraph-rsid="0010446f"/>
    </style:style>
    <style:style style:name="P3" style:family="paragraph" style:parent-style-name="Standard">
      <style:text-properties fo:font-style="italic" officeooo:rsid="0010446f" officeooo:paragraph-rsid="0010446f" style:font-style-asian="italic" style:font-style-complex="italic"/>
    </style:style>
    <style:style style:name="P4" style:family="paragraph" style:parent-style-name="Standard">
      <style:text-properties fo:font-style="normal" officeooo:rsid="0010446f" officeooo:paragraph-rsid="0010446f" style:font-style-asian="normal" style:font-style-complex="normal"/>
    </style:style>
    <style:style style:name="P5" style:family="paragraph" style:parent-style-name="Standard">
      <style:text-properties officeooo:rsid="0011ab1f" officeooo:paragraph-rsid="0011ab1f"/>
    </style:style>
    <style:style style:name="P6" style:family="paragraph" style:parent-style-name="Standard">
      <style:text-properties officeooo:rsid="0011ab1f" officeooo:paragraph-rsid="0012a67f"/>
    </style:style>
    <style:style style:name="P7" style:family="paragraph" style:parent-style-name="Standard">
      <style:text-properties officeooo:rsid="0012a67f" officeooo:paragraph-rsid="0012a67f"/>
    </style:style>
    <style:style style:name="P8" style:family="paragraph" style:parent-style-name="Standard">
      <style:text-properties officeooo:rsid="00131ec0" officeooo:paragraph-rsid="00131ec0"/>
    </style:style>
    <style:style style:name="P9" style:family="paragraph" style:parent-style-name="Standard">
      <style:text-properties officeooo:rsid="0013a222" officeooo:paragraph-rsid="0013a222"/>
    </style:style>
    <style:style style:name="P10" style:family="paragraph" style:parent-style-name="Heading_20_3">
      <style:paragraph-properties fo:break-before="page"/>
    </style:style>
    <style:style style:name="T1" style:family="text">
      <style:text-properties officeooo:rsid="0010446f"/>
    </style:style>
    <style:style style:name="T2" style:family="text">
      <style:text-properties officeooo:rsid="0011ab1f"/>
    </style:style>
    <style:style style:name="T3" style:family="text">
      <style:text-properties officeooo:rsid="00131ec0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3a222"/>
    </style:style>
    <style:style style:name="T7" style:family="text">
      <style:text-properties officeooo:rsid="0013a2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vatar Tables</text:p>
      <text:p text:style-name="P2">by Sven Nilsen, 2021</text:p>
      <text:p text:style-name="P1"/>
      <text:p text:style-name="P3">In this paper I introduce an avatar table based on the axioms of Avatar Logic.</text:p>
      <text:p text:style-name="P4"/>
      <text:p text:style-name="P1"><text:span text:style-name="T3">Using an Avatar Table, t</text:span>he axioms of Avatar Logic<text:span text:style-name="T5"><text:reference-ref text:reference-format="text" text:ref-name="avatar logic">[1]</text:reference-ref></text:span> are the following: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p(a, b)</text:p>
          </table:table-cell>
          <table:table-cell table:style-name="Table1.A1" office:value-type="string">
            <text:p text:style-name="P2">b : p</text:p>
          </table:table-cell>
          <table:table-cell table:style-name="Table1.C1" office:value-type="string">
            <text:p text:style-name="P2">p(a) = b</text:p>
          </table:table-cell>
        </table:table-row>
        <table:table-row>
          <table:table-cell table:style-name="Table1.A2" office:value-type="string">
            <text:p text:style-name="P2">p(a, q'(b))</text:p>
          </table:table-cell>
          <table:table-cell table:style-name="Table1.A2" office:value-type="string">
            <text:p text:style-name="P2">q'(b) : p</text:p>
          </table:table-cell>
          <table:table-cell table:style-name="Table1.C2" office:value-type="string">
            <text:p text:style-name="P2">p(a) = {q'(_)} ∈ q'(b)</text:p>
          </table:table-cell>
        </table:table-row>
      </table:table>
      <text:p text:style-name="P1"/>
      <text:p text:style-name="P1">The columns depends on previous columns using <text:span text:style-name="T7">material</text:span> implication<text:span text:style-name="T5"><text:reference-ref text:reference-format="text" text:ref-name="material implication">[2]</text:reference-ref></text:span> <text:span text:style-name="T7">(</text:span>`=&gt;`<text:span text:style-name="T7">)</text:span>:</text:p>
      <text:p text:style-name="P1"/>
      <text:p text:style-name="P1"><text:tab/>p(a, b) =&gt; ( b : p =&gt; p(a) = b )</text:p>
      <text:p text:style-name="P1"/>
      <text:p text:style-name="P1">This is equivalent to:</text:p>
      <text:p text:style-name="P1"/>
      <text:p text:style-name="P1"><text:tab/>( (p(a, b) ∧ b : p ) =&gt; p(a) = b</text:p>
      <text:p text:style-name="P1"/>
      <text:p text:style-name="P5">So, the last column can be used as a <text:span text:style-name="T7">logical consequence</text:span><text:span text:style-name="T6"><text:reference-ref text:reference-format="text" text:ref-name="logical consequence">[3]</text:reference-ref></text:span> where previous columns are <text:span text:style-name="T7">statements</text:span><text:span text:style-name="T6"><text:reference-ref text:reference-format="text" text:ref-name="statement">[4]</text:reference-ref></text:span>.</text:p>
      <text:p text:style-name="P1"/>
      <text:p text:style-name="P1">The rows quantify independently over free variables:</text:p>
      <text:p text:style-name="P1"/>
      <text:p text:style-name="P1"><text:tab/>∀ p, a, b { … }<text:tab/><text:tab/><text:tab/>First row</text:p>
      <text:p text:style-name="P1"><text:tab/>∀ p, a, b, q { … }<text:tab/><text:tab/><text:tab/>Second row</text:p>
      <text:p text:style-name="P1"/>
      <text:p text:style-name="P1">However, the names of the variables in the first row are repeated <text:span text:style-name="T2">in the second row.</text:span></text:p>
      <text:p text:style-name="P5">The idea is that each new row extends the previous row.</text:p>
      <text:p text:style-name="P1"/>
      <text:p text:style-name="P5">For example, `p` has a similar relationship to the other variables in both rows.</text:p>
      <text:p text:style-name="P1"/>
      <text:p text:style-name="P5">Each cell “inherits” the expression from the cell above in the previous row.</text:p>
      <text:p text:style-name="P5"/>
      <text:p text:style-name="P6"><text:tab/><text:span text:style-name="T1">p(a, q'(b))<text:tab/><text:tab/>“inherits”<text:tab/><text:tab/>p(a, b)</text:span></text:p>
      <text:p text:style-name="P7"/>
      <text:p text:style-name="P8">In general, an Avatar Table can have any number of columns and rows:</text:p>
      <text:p text:style-name="P8"/>
      <text:p text:style-name="P8"><text:tab/>A0<text:tab/>B0<text:tab/>C0<text:tab/>…</text:p>
      <text:p text:style-name="P8"><text:tab/>A1<text:tab/>B1<text:tab/>C1<text:tab/>…<text:tab/></text:p>
      <text:p text:style-name="P8"><text:tab/>A2<text:tab/>B2<text:tab/>C2<text:tab/>…</text:p>
      <text:p text:style-name="P8"><text:tab/>…<text:tab/>…<text:tab/>…<text:tab/>…</text:p>
      <text:p text:style-name="P8"/>
      <text:h text:style-name="P10" text:outline-level="3">References:</text:h>
      <text:p text:style-name="P7"/>
      <text:p text:style-name="P8"><text:reference-mark-start text:name="avatar logic"/>[1]<text:reference-mark-end text:name="avatar logic"/><text:tab/>“Avatar Logic”</text:p>
      <text:p text:style-name="P8"><text:tab/>AdvancedResearch – Summary page on Avatar Extensions</text:p>
      <text:p text:style-name="P8"><text:tab/><text:a xlink:type="simple" xlink:href="https://advancedresearch.github.io/avatar-extensions/summary.html#avatar-logic" text:style-name="Internet_20_link" text:visited-style-name="Visited_20_Internet_20_Link"><text:span text:style-name="T4">https://advancedresearch.github.io/avatar-extensions/summary.html#avatar-logic</text:span></text:a></text:p>
      <text:p text:style-name="P8"/>
      <text:p text:style-name="P9"><text:reference-mark-start text:name="material implication"/>[2]<text:reference-mark-end text:name="material implication"/><text:tab/>“Material implication (rule of inference)”</text:p>
      <text:p text:style-name="P9"><text:tab/>Wikipedia</text:p>
      <text:p text:style-name="P9"><text:tab/><text:a xlink:type="simple" xlink:href="https://en.wikipedia.org/wiki/Material_implication_(rule_of_inference" text:style-name="Internet_20_link" text:visited-style-name="Visited_20_Internet_20_Link"><text:span text:style-name="T4">https://en.wikipedia.org/wiki/Material_implication_(rule_of_inference</text:span></text:a><text:span text:style-name="T4">)</text:span></text:p>
      <text:p text:style-name="P9"/>
      <text:p text:style-name="P9"><text:reference-mark-start text:name="logical consequence"/>[3]<text:reference-mark-end text:name="logical consequence"/><text:tab/>“Logical consequence”<text:line-break/><text:tab/>Wikipedia</text:p>
      <text:p text:style-name="P9"><text:tab/><text:a xlink:type="simple" xlink:href="https://en.wikipedia.org/wiki/Logical_consequence" text:style-name="Internet_20_link" text:visited-style-name="Visited_20_Internet_20_Link"><text:span text:style-name="T4">https://en.wikipedia.org/wiki/Logical_consequence</text:span></text:a></text:p>
      <text:p text:style-name="P9"/>
      <text:p text:style-name="P9"><text:reference-mark-start text:name="statement"/>[4]<text:reference-mark-end text:name="statement"/><text:tab/>“Statement (logic)”</text:p>
      <text:p text:style-name="P9"><text:tab/>Wikipedia</text:p>
      <text:p text:style-name="P9"><text:tab/><text:a xlink:type="simple" xlink:href="https://en.wikipedia.org/wiki/Statement_(logic" text:style-name="Internet_20_link" text:visited-style-name="Visited_20_Internet_20_Link"><text:span text:style-name="T4">https://en.wikipedia.org/wiki/Statement_(logic</text:span></text:a><text:span text:style-name="T4">)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3:00:17.056831000</meta:creation-date>
    <dc:date>2021-09-06T13:59:07.784473000</dc:date>
    <meta:editing-duration>PT6M57S</meta:editing-duration>
    <meta:editing-cycles>1</meta:editing-cycles>
    <meta:document-statistic meta:table-count="1" meta:image-count="0" meta:object-count="0" meta:page-count="2" meta:paragraph-count="40" meta:word-count="248" meta:character-count="1515" meta:non-whitespace-character-count="1282"/>
    <meta:generator>LibreOffice/5.1.2.2$MacOSX_X86_64 LibreOffice_project/d3bf12ecb743fc0d20e0be0c58ca359301eb705f</meta:generator>
  </office:meta>
</office:document-meta>
</file>